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style:rel-width="100%" fo:margin-left="0cm" fo:margin-top="0cm" fo:margin-bottom="0cm" fo:break-before="page" table:align="left" style:may-break-between-rows="true" style:writing-mode="lr-tb" table:border-model="collapsing"/>
    </style:style>
    <style:style style:name="Tabla1.A" style:family="table-column">
      <style:table-column-properties style:column-width="1.73cm" style:rel-column-width="6671*"/>
    </style:style>
    <style:style style:name="Tabla1.B" style:family="table-column">
      <style:table-column-properties style:column-width="10.312cm" style:rel-column-width="39753*"/>
    </style:style>
    <style:style style:name="Tabla1.C" style:family="table-column">
      <style:table-column-properties style:column-width="4.958cm" style:rel-column-width="19111*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C21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5.903cm" fo:margin-left="0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43cm"/>
    </style:style>
    <style:style style:name="Tabla2.B" style:family="table-column">
      <style:table-column-properties style:column-width="12.16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4.001cm"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background-color="transparent" fo:keep-together="auto">
        <style:background-image/>
      </style:table-row-properties>
    </style:style>
    <style:style style:name="Tabla2.A6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3" style:family="table">
      <style:table-properties style:width="15.3cm" style:rel-width="90%" fo:margin-top="0cm" fo:margin-bottom="0cm" table:align="center" style:shadow="none" style:may-break-between-rows="true" style:writing-mode="lr-tb" table:border-model="collapsing"/>
    </style:style>
    <style:style style:name="Tabla3.A" style:family="table-column">
      <style:table-column-properties style:column-width="10.315cm" style:rel-column-width="44183*"/>
    </style:style>
    <style:style style:name="Tabla3.B" style:family="table-column">
      <style:table-column-properties style:column-width="4.985cm" style:rel-column-width="21351*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Tabla3.B5" style:family="table-cell" style:data-style-name="N10000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Apartado" style:list-style-name="WWNum8">
      <style:paragraph-properties fo:margin-left="0cm" fo:margin-right="0cm" fo:text-indent="0cm" style:auto-text-indent="false"/>
      <style:text-properties fo:color="#000000" loext:opacity="100%" style:font-name="arial" fo:font-size="12pt" fo:font-weight="bold" officeooo:paragraph-rsid="00078554" style:font-name-asian="Times New Roman" style:font-size-asian="12pt" style:font-weight-asian="bold" style:font-size-complex="12pt" style:font-weight-complex="bold"/>
    </style:style>
    <style:style style:name="P2" style:family="paragraph" style:parent-style-name="Contenido">
      <style:paragraph-properties fo:margin-left="0cm" fo:margin-right="0cm" fo:text-indent="0cm" style:auto-text-indent="false"/>
      <style:text-properties officeooo:paragraph-rsid="00078554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Figura_5f_Tabla">
      <style:text-properties officeooo:paragraph-rsid="0007855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ing_20_1" style:list-style-name="WWNum8">
      <style:text-properties officeooo:paragraph-rsid="00078554"/>
    </style:style>
    <style:style style:name="P8" style:family="paragraph" style:parent-style-name="Heading_20_1" style:list-style-name="WWNum8">
      <style:paragraph-properties fo:break-before="page"/>
      <style:text-properties officeooo:paragraph-rsid="0007855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078554"/>
    </style:style>
    <style:style style:name="P11" style:family="paragraph" style:parent-style-name="Heading_20_1">
      <style:text-properties officeooo:paragraph-rsid="00078554"/>
    </style:style>
    <style:style style:name="P12" style:family="paragraph" style:parent-style-name="Heading_20_1" style:list-style-name="WWNum8" style:master-page-name="">
      <loext:graphic-properties draw:fill="none"/>
      <style:paragraph-properties fo:margin-left="0cm" fo:margin-right="0cm" fo:margin-top="0.847cm" fo:margin-bottom="0cm" style:contextual-spacing="false" fo:keep-together="always" fo:text-indent="0cm" style:auto-text-indent="false" style:page-number="auto" fo:background-color="transparent" fo:keep-with-next="always"/>
      <style:text-properties officeooo:paragraph-rsid="00078554"/>
    </style:style>
    <style:style style:name="P13" style:family="paragraph" style:parent-style-name="Heading_20_1" style:list-style-name="WWNum8" style:master-page-name="">
      <loext:graphic-properties draw:fill="none"/>
      <style:paragraph-properties fo:margin-left="0cm" fo:margin-right="0cm" fo:margin-top="0.847cm" fo:margin-bottom="0cm" style:contextual-spacing="false" fo:keep-together="always" fo:text-indent="0cm" style:auto-text-indent="false" style:page-number="auto" fo:break-before="page" fo:background-color="transparent" fo:keep-with-next="always"/>
      <style:text-properties officeooo:paragraph-rsid="00078554"/>
    </style:style>
    <style:style style:name="P14" style:family="paragraph" style:parent-style-name="Heading_20_2">
      <style:text-properties officeooo:paragraph-rsid="00078554"/>
    </style:style>
    <style:style style:name="P15" style:family="paragraph" style:parent-style-name="Heading_20_2">
      <style:paragraph-properties fo:break-before="page"/>
      <style:text-properties officeooo:paragraph-rsid="00078554"/>
    </style:style>
    <style:style style:name="P16" style:family="paragraph" style:parent-style-name="Heading_20_2" style:list-style-name="WWNum8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>
        <style:tab-stops>
          <style:tab-stop style:position="0.106cm"/>
        </style:tab-stops>
      </style:paragraph-properties>
      <style:text-properties officeooo:paragraph-rsid="00078554"/>
    </style:style>
    <style:style style:name="P17" style:family="paragraph" style:parent-style-name="No_20_Spacing">
      <style:paragraph-properties fo:margin-top="0.212cm" fo:margin-bottom="0.21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No_20_Spacing">
      <style:paragraph-properties fo:margin-top="0.212cm" fo:margin-bottom="0.21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785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 style:master-page-name="First_20_Page">
      <style:paragraph-properties style:page-number="auto"/>
      <style:text-properties officeooo:paragraph-rsid="00078554"/>
    </style:style>
    <style:style style:name="P20" style:family="paragraph" style:parent-style-name="Standard">
      <style:text-properties officeooo:paragraph-rsid="00078554"/>
    </style:style>
    <style:style style:name="P21" style:family="paragraph" style:parent-style-name="Tabulado">
      <style:text-properties officeooo:paragraph-rsid="00078554"/>
    </style:style>
    <style:style style:name="P22" style:family="paragraph" style:parent-style-name="Text">
      <style:text-properties officeooo:rsid="0021c405" officeooo:paragraph-rsid="00078554"/>
    </style:style>
    <style:style style:name="P23" style:family="paragraph" style:parent-style-name="Text">
      <style:text-properties style:font-name="Arial" fo:font-size="12pt" officeooo:paragraph-rsid="00078554" style:font-size-asian="12pt" style:font-name-complex="Arial2" style:font-size-complex="12pt"/>
    </style:style>
    <style:style style:name="P24" style:family="paragraph" style:parent-style-name="Text" style:list-style-name="WWNum51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" style:list-style-name="WWNum52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" style:list-style-name="WWNum53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">
      <style:text-properties officeooo:paragraph-rsid="00078554"/>
    </style:style>
    <style:style style:name="P30" style:family="paragraph" style:parent-style-name="Text">
      <style:paragraph-properties fo:margin-top="0.423cm" fo:margin-bottom="0.212cm" style:contextual-spacing="true"/>
      <style:text-properties officeooo:paragraph-rsid="00078554"/>
    </style:style>
    <style:style style:name="T1" style:family="text">
      <style:text-properties officeooo:rsid="0021c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size="12pt" style:font-size-asian="12pt" style:font-size-complex="12pt"/>
    </style:style>
    <style:style style:name="T4" style:family="text">
      <style:text-properties style:use-window-font-color="true" loext:opacity="0%" fo:font-size="12pt" officeooo:rsid="0021c405" style:font-size-asian="12pt" style:font-size-complex="12pt"/>
    </style:style>
    <style:style style:name="T5" style:family="text">
      <style:text-properties style:language-asian="es" style:country-asian="ES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78554"/>
    </style:style>
    <style:style style:name="T8" style:family="text">
      <style:text-properties fo:color="#000000" loext:opacity="100%" style:font-name="arial" fo:font-size="12pt" fo:font-weight="bold" style:font-name-asian="Times New Roman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p text:style-name="P19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"><text:a xlink:type="simple" xlink:href="#__RefHeading___Toc1039_2998979112" text:style-name="Index_20_Link" text:visited-style-name="Index_20_Link">CONSIDERACIONES PREVIAS<text:tab/>1</text:a></text:p>
          <text:p text:style-name="P4"><text:a xlink:type="simple" xlink:href="#__RefHeading___Toc1041_2998979112" text:style-name="Index_20_Link" text:visited-style-name="Index_20_Link">Características del municipio<text:tab/>2</text:a></text:p>
          <text:p text:style-name="P4"><text:a xlink:type="simple" xlink:href="#__RefHeading___Toc1043_2998979112" text:style-name="Index_20_Link" text:visited-style-name="Index_20_Link">Características del centro<text:tab/>2</text:a></text:p>
          <text:p text:style-name="P4"><text:a xlink:type="simple" xlink:href="#__RefHeading___Toc1045_2998979112" text:style-name="Index_20_Link" text:visited-style-name="Index_20_Link"><text:s text:c="2"/>Características del alumnado<text:tab/>2</text:a></text:p>
          <text:p text:style-name="P3"><text:a xlink:type="simple" xlink:href="#__RefHeading___Toc1047_2998979112" text:style-name="Index_20_Link" text:visited-style-name="Index_20_Link">RELACIÓN CON OTRAS UNIDADES DE TRABAJO<text:tab/>3</text:a></text:p>
          <text:p text:style-name="P3"><text:a xlink:type="simple" xlink:href="#__RefHeading___Toc1049_2998979112" text:style-name="Index_20_Link" text:visited-style-name="Index_20_Link">RELACIÓN CON OTROS MÓDULOS Y TEMAS TRANSVERSALES<text:tab/>5</text:a></text:p>
          <text:p text:style-name="P3"><text:a xlink:type="simple" xlink:href="#__RefHeading___Toc1051_2998979112" text:style-name="Index_20_Link" text:visited-style-name="Index_20_Link">JUSTIFICACIÓN<text:tab/>6</text:a></text:p>
          <text:p text:style-name="P3"><text:a xlink:type="simple" xlink:href="#__RefHeading___Toc1053_2998979112" text:style-name="Index_20_Link" text:visited-style-name="Index_20_Link">FINALIDAD DE LA UNIDAD DE TRABAJO<text:tab/>6</text:a></text:p>
          <text:p text:style-name="P4"><text:a xlink:type="simple" xlink:href="#__RefHeading___Toc1055_2998979112" text:style-name="Index_20_Link" text:visited-style-name="Index_20_Link">Adquisición de competencias profesionales, personales y sociales<text:tab/>6</text:a></text:p>
          <text:p text:style-name="P4"><text:a xlink:type="simple" xlink:href="#__RefHeading___Toc1057_2998979112" text:style-name="Index_20_Link" text:visited-style-name="Index_20_Link">Consecución de objetivos generales del ciclo<text:tab/>6</text:a></text:p>
          <text:p text:style-name="P4"><text:a xlink:type="simple" xlink:href="#__RefHeading___Toc1059_2998979112" text:style-name="Index_20_Link" text:visited-style-name="Index_20_Link"><text:s text:c="2"/>Resultados de aprendizaje y criterios de evaluación<text:tab/>6</text:a></text:p>
          <text:p text:style-name="P4"><text:a xlink:type="simple" xlink:href="#__RefHeading___Toc1061_2998979112" text:style-name="Index_20_Link" text:visited-style-name="Index_20_Link"><text:s text:c="2"/>Contenidos<text:tab/>7</text:a></text:p>
          <text:p text:style-name="P3"><text:a xlink:type="simple" xlink:href="#__RefHeading___Toc1063_2998979112" text:style-name="Index_20_Link" text:visited-style-name="Index_20_Link">METODOLOGÍA<text:tab/>8</text:a></text:p>
          <text:p text:style-name="P3"><text:a xlink:type="simple" xlink:href="#__RefHeading___Toc1065_2998979112" text:style-name="Index_20_Link" text:visited-style-name="Index_20_Link">ACTIVIDADES DE ENSEÑANZA APRENDIZAJE<text:tab/>9</text:a></text:p>
          <text:p text:style-name="P4"><text:a xlink:type="simple" xlink:href="#__RefHeading___Toc1067_2998979112" text:style-name="Index_20_Link" text:visited-style-name="Index_20_Link"><text:s text:c="2"/>Parte teórica<text:tab/>9</text:a></text:p>
          <text:p text:style-name="P4"><text:a xlink:type="simple" xlink:href="#__RefHeading___Toc1069_2998979112" text:style-name="Index_20_Link" text:visited-style-name="Index_20_Link"><text:s text:c="2"/>Parte práctica<text:tab/>9</text:a></text:p>
          <text:p text:style-name="P4"><text:a xlink:type="simple" xlink:href="#__RefHeading___Toc1071_2998979112" text:style-name="Index_20_Link" text:visited-style-name="Index_20_Link"><text:s text:c="2"/>Secuenciación y temporalización<text:tab/>9</text:a></text:p>
          <text:p text:style-name="P3"><text:a xlink:type="simple" xlink:href="#__RefHeading___Toc1073_2998979112" text:style-name="Index_20_Link" text:visited-style-name="Index_20_Link">RECURSOS DIDÁCTICOS<text:tab/>9</text:a></text:p>
          <text:p text:style-name="P3"><text:a xlink:type="simple" xlink:href="#__RefHeading___Toc1075_2998979112" text:style-name="Index_20_Link" text:visited-style-name="Index_20_Link">EVALUACIÓN Y CALIFICACIÓN<text:tab/>10</text:a></text:p>
          <text:p text:style-name="P4"><text:a xlink:type="simple" xlink:href="#__RefHeading___Toc1077_2998979112" text:style-name="Index_20_Link" text:visited-style-name="Index_20_Link"><text:s text:c="2"/>Criterios de calificación<text:tab/>10</text:a></text:p>
          <text:p text:style-name="P4"><text:a xlink:type="simple" xlink:href="#__RefHeading___Toc1079_2998979112" text:style-name="Index_20_Link" text:visited-style-name="Index_20_Link"><text:s text:c="2"/>Medidas de recuperación<text:tab/>10</text:a></text:p>
          <text:p text:style-name="P3"><text:a xlink:type="simple" xlink:href="#__RefHeading___Toc1081_2998979112" text:style-name="Index_20_Link" text:visited-style-name="Index_20_Link"><text:s/>1 ATENCIÓN A LA DIVERSIDAD<text:tab/>10</text:a></text:p>
          <text:p text:style-name="P3"><text:a xlink:type="simple" xlink:href="#__RefHeading___Toc1083_2998979112" text:style-name="Index_20_Link" text:visited-style-name="Index_20_Link"><text:s/>2 BIBLIOGRAFÍA<text:tab/>11</text:a></text:p>
          <text:p text:style-name="P3"><text:a xlink:type="simple" xlink:href="#__RefHeading___Toc1085_2998979112" text:style-name="Index_20_Link" text:visited-style-name="Index_20_Link">NORMATIVA<text:tab/>11</text:a></text:p>
        </text:index-body>
      </text:table-of-content>
      <text:list xml:id="list1297195892" text:style-name="WWNum8">
        <text:list-header>
          <text:h text:style-name="P12" text:outline-level="1"><text:bookmark-start text:name="_Toc136540457"/><text:bookmark-start text:name="__RefHeading___Toc1039_2998979112"/>CONSIDERACIONES PREVIAS<text:bookmark-end text:name="_Toc136540457"/><text:bookmark-end text:name="__RefHeading___Toc1039_2998979112"/></text:h>
        </text:list-header>
      </text:list>
      <text:p text:style-name="P29">El objetivo de <text:span text:style-name="T1">este documento </text:span>es elaborar una guía para el proceso de enseñanza/ aprendizaje de la unidad <text:span text:style-name="T1">didáctica</text:span> <text:span text:style-name="T2">Colecciones de datos, </text:span>del módulo <text:span text:style-name="T1">Programación. Dicho módulo se imparte en el primer curso </text:span>del Ciclo de Formación de Grado Superior Desarrollo de Aplicaciones <text:span text:style-name="T1">Web</text:span>.</text:p>
      <text:p text:style-name="P29"/>
      <text:list xml:id="list144443084033769" text:continue-numbering="true" text:style-name="WWNum8">
        <text:list-header>
          <text:p text:style-name="P1"><text:bookmark-start text:name="_Toc136540458"/>CONTEXTUALIZACIÓN<text:bookmark-end text:name="_Toc136540458"/></text:p>
        </text:list-header>
      </text:list>
      <text:p text:style-name="P29"><text:span text:style-name="T1">Podría hacer </text:span><text:s/>un resumen de las características particulares del centro en el que va a ser impartido, destacando las características del alumnado al que va dirigido, así como la relación de la presente unidad de trabajo con otras unidades y otros módulos del ciclo formativo en el que se encuentra encuadrado.</text:p>
      <text:list xml:id="list144442920313731" text:continue-numbering="true" text:style-name="WWNum8">
        <text:list-item>
          <text:list>
            <text:list-header>
              <text:h text:style-name="P16" text:outline-level="2"><text:bookmark-start text:name="__RefHeading___Toc1041_2998979112"/><text:soft-page-break/>Características del municipio<text:bookmark-end text:name="__RefHeading___Toc1041_2998979112"/></text:h>
            </text:list-header>
          </text:list>
        </text:list-item>
      </text:list>
      <text:p text:style-name="P22">Explicar el número de centros que imparten este ciclo, de mañana y de tarde, así como </text:p>
      <text:h text:style-name="P14" text:outline-level="2" text:is-list-header="true"><text:bookmark-start text:name="__RefHeading___Toc1043_2998979112"/>Características del centro<text:bookmark-end text:name="__RefHeading___Toc1043_2998979112"/></text:h>
      <text:p text:style-name="P22">De ambos turnos, ciclos, profesores y del tipo de alumnado de FP, así de uso compartido de espacios con la ESO y Bachillerato.</text:p>
      <text:p text:style-name="P29"/>
      <text:h text:style-name="P14" text:outline-level="2"><text:bookmark-start text:name="__RefHeading___Toc1045_2998979112"/>Características del alumnado<text:bookmark-end text:name="__RefHeading___Toc1045_2998979112"/></text:h>
      <text:p text:style-name="P29"/>
      <text:p text:style-name="P23"/>
      <text:h text:style-name="P10" text:outline-level="1"><text:bookmark-start text:name="__RefHeading___Toc1047_2998979112"/>RELACIÓN CON OTRAS UNIDADES DE TRABAJO<text:bookmark-end text:name="__RefHeading___Toc1047_2998979112"/></text:h>
      <text:p text:style-name="P23"/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7">UT</text:p>
          </table:table-cell>
          <table:table-cell table:style-name="Tabla1.B1" office:value-type="string">
            <text:p text:style-name="P17">Nombre</text:p>
          </table:table-cell>
          <table:table-cell table:style-name="Tabla1.A1" office:value-type="string">
            <text:p text:style-name="P17">Sesiones</text:p>
          </table:table-cell>
        </table:table-row>
        <table:table-row table:style-name="Tabla1.1">
          <table:table-cell table:style-name="Tabla1.A2" office:value-type="string">
            <text:p text:style-name="P17">1</text:p>
          </table:table-cell>
          <table:table-cell table:style-name="Tabla1.B2" office:value-type="string">
            <text:p text:style-name="P17">Gestión de ficheros y directorios</text:p>
          </table:table-cell>
          <table:table-cell table:style-name="Tabla1.C2" office:value-type="float" office:value="4">
            <text:p text:style-name="P17">4</text:p>
          </table:table-cell>
        </table:table-row>
        <table:table-row table:style-name="Tabla1.1">
          <table:table-cell table:style-name="Tabla1.A3" office:value-type="string">
            <text:p text:style-name="P17">2</text:p>
          </table:table-cell>
          <table:table-cell table:style-name="Tabla1.B3" office:value-type="string">
            <text:p text:style-name="P17">Acceso a ficheros de texto y binarios</text:p>
          </table:table-cell>
          <table:table-cell table:style-name="Tabla1.C3" office:value-type="float" office:value="8">
            <text:p text:style-name="P17">8</text:p>
          </table:table-cell>
        </table:table-row>
        <table:table-row table:style-name="Tabla1.1">
          <table:table-cell table:style-name="Tabla1.A2" office:value-type="string">
            <text:p text:style-name="P17">3</text:p>
          </table:table-cell>
          <table:table-cell table:style-name="Tabla1.B2" office:value-type="string">
            <text:p text:style-name="P17">Componentes I: Modelo Vista Controlador</text:p>
          </table:table-cell>
          <table:table-cell table:style-name="Tabla1.C2" office:value-type="float" office:value="8">
            <text:p text:style-name="P17">8</text:p>
          </table:table-cell>
        </table:table-row>
        <table:table-row table:style-name="Tabla1.1">
          <table:table-cell table:style-name="Tabla1.A3" office:value-type="string">
            <text:p text:style-name="P17">4</text:p>
          </table:table-cell>
          <table:table-cell table:style-name="Tabla1.B5" office:value-type="string">
            <text:p text:style-name="P17">Tratamiento de ficheros XML</text:p>
          </table:table-cell>
          <table:table-cell table:style-name="Tabla1.C3" office:value-type="float" office:value="8">
            <text:p text:style-name="P17">8</text:p>
          </table:table-cell>
        </table:table-row>
        <table:table-row table:style-name="Tabla1.1">
          <table:table-cell table:style-name="Tabla1.A2" office:value-type="string">
            <text:p text:style-name="P17">5</text:p>
          </table:table-cell>
          <table:table-cell table:style-name="Tabla1.B2" office:value-type="string">
            <text:p text:style-name="P17">Utilización de bases de datos relacionales I</text:p>
            <text:p text:style-name="P17">Conectores y creación</text:p>
          </table:table-cell>
          <table:table-cell table:style-name="Tabla1.C2" office:value-type="float" office:value="4">
            <text:p text:style-name="P17">4</text:p>
          </table:table-cell>
        </table:table-row>
        <table:table-row table:style-name="Tabla1.1">
          <table:table-cell table:style-name="Tabla1.A3" office:value-type="string">
            <text:p text:style-name="P17">6</text:p>
          </table:table-cell>
          <table:table-cell table:style-name="Tabla1.B7" office:value-type="string">
            <text:p text:style-name="P17">Utilización de bases de datos relacionales II: </text:p>
            <text:p text:style-name="P17">Ejecución de sentencias</text:p>
          </table:table-cell>
          <table:table-cell table:style-name="Tabla1.C3" office:value-type="float" office:value="8">
            <text:p text:style-name="P17">8</text:p>
          </table:table-cell>
        </table:table-row>
        <table:table-row table:style-name="Tabla1.1">
          <table:table-cell table:style-name="Tabla1.A2" office:value-type="string">
            <text:p text:style-name="P17">7</text:p>
          </table:table-cell>
          <table:table-cell table:style-name="Tabla1.B2" office:value-type="string">
            <text:p text:style-name="P17">Acceso a bases de datos relacionales desde servidor</text:p>
          </table:table-cell>
          <table:table-cell table:style-name="Tabla1.C2" office:value-type="float" office:value="6">
            <text:p text:style-name="P17">6</text:p>
          </table:table-cell>
        </table:table-row>
        <table:table-row table:style-name="Tabla1.1">
          <table:table-cell table:style-name="Tabla1.A3" office:value-type="string">
            <text:p text:style-name="P17">8</text:p>
          </table:table-cell>
          <table:table-cell table:style-name="Tabla1.B9" office:value-type="string">
            <text:p text:style-name="P17">Componentes II: creación y utilización de una API REST</text:p>
          </table:table-cell>
          <table:table-cell table:style-name="Tabla1.C3" office:value-type="float" office:value="10">
            <text:p text:style-name="P17">10</text:p>
          </table:table-cell>
        </table:table-row>
        <table:table-row table:style-name="Tabla1.1">
          <table:table-cell table:style-name="Tabla1.A2" office:value-type="string">
            <text:p text:style-name="P17">9</text:p>
          </table:table-cell>
          <table:table-cell table:style-name="Tabla1.B2" office:value-type="string">
            <text:p text:style-name="P18"><text:bookmark-start text:name="_Hlk136107543"/>Utilización de herramientas ORM <text:bookmark-end text:name="_Hlk136107543"/></text:p>
          </table:table-cell>
          <table:table-cell table:style-name="Tabla1.C2" office:value-type="float" office:value="10">
            <text:p text:style-name="P18">10</text:p>
          </table:table-cell>
        </table:table-row>
        <table:table-row table:style-name="Tabla1.1">
          <table:table-cell table:style-name="Tabla1.A11" table:number-columns-spanned="2" office:value-type="string">
            <text:p text:style-name="P17">Evaluación</text:p>
          </table:table-cell>
          <table:covered-table-cell/>
          <table:table-cell table:style-name="Tabla1.C3" office:value-type="float" office:value="4">
            <text:p text:style-name="P17">4</text:p>
          </table:table-cell>
        </table:table-row>
        <table:table-row table:style-name="Tabla1.1">
          <table:table-cell table:style-name="Tabla1.A2" table:number-columns-spanned="2" office:value-type="string">
            <text:p text:style-name="P17">Subtotal 1er trimestre</text:p>
          </table:table-cell>
          <table:covered-table-cell/>
          <table:table-cell table:style-name="Tabla1.C2" office:value-type="float" office:value="70">
            <text:p text:style-name="P17">70</text:p>
          </table:table-cell>
        </table:table-row>
        <table:table-row table:style-name="Tabla1.1">
          <table:table-cell table:style-name="Tabla1.A3" office:value-type="string">
            <text:p text:style-name="P17">10</text:p>
          </table:table-cell>
          <table:table-cell table:style-name="Tabla1.B13" office:value-type="string">
            <text:p text:style-name="P17">Componentes III: creación y utilización de EJB’s</text:p>
          </table:table-cell>
          <table:table-cell table:style-name="Tabla1.C3" office:value-type="float" office:value="10">
            <text:p text:style-name="P17">10</text:p>
          </table:table-cell>
        </table:table-row>
        <table:table-row table:style-name="Tabla1.1">
          <table:table-cell table:style-name="Tabla1.A2" office:value-type="string">
            <text:p text:style-name="P17">11</text:p>
          </table:table-cell>
          <table:table-cell table:style-name="Tabla1.B2" office:value-type="string">
            <text:p text:style-name="P17">Bases de datos orientadas a objetos</text:p>
          </table:table-cell>
          <table:table-cell table:style-name="Tabla1.C2" office:value-type="float" office:value="6">
            <text:p text:style-name="P17">6</text:p>
          </table:table-cell>
        </table:table-row>
        <table:table-row table:style-name="Tabla1.1">
          <table:table-cell table:style-name="Tabla1.A3" office:value-type="string">
            <text:p text:style-name="P17">12</text:p>
          </table:table-cell>
          <table:table-cell table:style-name="Tabla1.B15" office:value-type="string">
            <text:p text:style-name="P17">Bases de datos objeto-relacionales</text:p>
          </table:table-cell>
          <table:table-cell table:style-name="Tabla1.C3" office:value-type="float" office:value="8">
            <text:p text:style-name="P17">8</text:p>
          </table:table-cell>
        </table:table-row>
        <table:table-row table:style-name="Tabla1.1">
          <table:table-cell table:style-name="Tabla1.A2" office:value-type="string">
            <text:p text:style-name="P17">13</text:p>
          </table:table-cell>
          <table:table-cell table:style-name="Tabla1.B2" office:value-type="string">
            <text:p text:style-name="P17">Bases de datos nativas XML</text:p>
          </table:table-cell>
          <table:table-cell table:style-name="Tabla1.C2" office:value-type="float" office:value="6">
            <text:p text:style-name="P17">6</text:p>
          </table:table-cell>
        </table:table-row>
        <table:table-row table:style-name="Tabla1.1">
          <table:table-cell table:style-name="Tabla1.A3" office:value-type="string">
            <text:p text:style-name="P17">14</text:p>
          </table:table-cell>
          <table:table-cell table:style-name="Tabla1.B17" office:value-type="string">
            <text:p text:style-name="P17">Bases de datos orientadas a documentos JSON</text:p>
          </table:table-cell>
          <table:table-cell table:style-name="Tabla1.C3" office:value-type="float" office:value="10">
            <text:p text:style-name="P17">10</text:p>
          </table:table-cell>
        </table:table-row>
        <table:table-row table:style-name="Tabla1.1">
          <table:table-cell table:style-name="Tabla1.A2" office:value-type="string">
            <text:p text:style-name="P17">15</text:p>
          </table:table-cell>
          <table:table-cell table:style-name="Tabla1.B2" office:value-type="string">
            <text:p text:style-name="P17">Componentes IV: </text:p>
            <text:p text:style-name="P17">Introducción a la computación en la nube</text:p>
          </table:table-cell>
          <table:table-cell table:style-name="Tabla1.C2" office:value-type="float" office:value="6">
            <text:p text:style-name="P17">6</text:p>
          </table:table-cell>
        </table:table-row>
        <table:table-row table:style-name="Tabla1.1">
          <table:table-cell table:style-name="Tabla1.A11" table:number-columns-spanned="2" office:value-type="string">
            <text:p text:style-name="P17">Evaluación</text:p>
          </table:table-cell>
          <table:covered-table-cell/>
          <table:table-cell table:style-name="Tabla1.C3" office:value-type="float" office:value="4">
            <text:p text:style-name="P17">4</text:p>
          </table:table-cell>
        </table:table-row>
        <table:table-row table:style-name="Tabla1.1">
          <table:table-cell table:style-name="Tabla1.A2" table:number-columns-spanned="2" office:value-type="string">
            <text:p text:style-name="P17">Subtotal 2º trimestre</text:p>
          </table:table-cell>
          <table:covered-table-cell/>
          <table:table-cell table:style-name="Tabla1.C2" office:value-type="float" office:value="50">
            <text:p text:style-name="P17">50</text:p>
          </table:table-cell>
        </table:table-row>
        <table:table-row table:style-name="Tabla1.1">
          <table:table-cell table:style-name="Tabla1.A21" table:number-columns-spanned="2" office:value-type="string">
            <text:p text:style-name="P17">TOTAL</text:p>
          </table:table-cell>
          <table:covered-table-cell/>
          <table:table-cell table:style-name="Tabla1.C21" office:value-type="float" office:value="120">
            <text:p text:style-name="P17">120</text:p>
          </table:table-cell>
        </table:table-row>
      </table:table>
      <text:p text:style-name="P5"><text:bookmark-start text:name="_Toc347732643"/>Tabla <text:sequence text:ref-name="refAutoNr0" text:name="AutoNr" text:formula="ooow:AutoNr+1" style:num-format="1">1</text:sequence><text:s/>Distribución horaria del módulo de Acceso a Datos<text:bookmark-end text:name="_Toc347732643"/></text:p>
      <text:h text:style-name="P11" text:outline-level="1"><text:bookmark-start text:name="__RefHeading___Toc1049_2998979112"/><text:soft-page-break/>RELACIÓN CON OTROS MÓDULOS Y TEMAS TRANSVERSALES<text:bookmark-end text:name="__RefHeading___Toc1049_2998979112"/></text:h>
      <text:p text:style-name="P29"/>
      <text:list xml:id="list144444797075400" text:continue-numbering="true" text:style-name="WWNum8">
        <text:list-header>
          <text:h text:style-name="P8" text:outline-level="1"><text:bookmark-start text:name="_Toc136540459"/><text:bookmark-start text:name="__RefHeading___Toc1051_2998979112"/>JUSTIFICACIÓN<text:bookmark-end text:name="_Toc136540459"/><text:bookmark-end text:name="__RefHeading___Toc1051_2998979112"/></text:h>
        </text:list-header>
      </text:list>
      <text:p text:style-name="P29"><text:span text:style-name="T1">Aparición en el BOE y BOCM.</text:span></text:p>
      <text:list xml:id="list144444367400454" text:continue-numbering="true" text:style-name="WWNum8">
        <text:list-header>
          <text:h text:style-name="P7" text:outline-level="1"><text:bookmark-start text:name="__RefHeading___Toc1053_2998979112"/><text:bookmark-start text:name="_Toc136540460"/>FINALIDAD DE LA UNIDAD DE TRABAJO<text:bookmark-end text:name="__RefHeading___Toc1053_2998979112"/><text:bookmark-end text:name="_Toc136540460"/></text:h>
        </text:list-header>
      </text:list>
      <text:p text:style-name="P29"><text:span text:style-name="A1"><text:span text:style-name="T4">Relacionar</text:span></text:span><text:span text:style-name="A1"><text:span text:style-name="T3"> competencias profesionales, personales y sociales, y los objetivos generales del ciclo a cuya adquisición y consecución contribuye de manera específica la presente Unidad de Trabajo, así como los resultados de aprendizaje propios del módulo, junto con los criterios de evaluación correspondientes.</text:span></text:span></text:p>
      <text:h text:style-name="P14" text:outline-level="2" text:is-list-header="true"><text:bookmark-start text:name="_Toc136540461"/><text:bookmark-start text:name="__RefHeading___Toc1055_2998979112"/>Adquisición <text:bookmark-start text:name="_Hlk136107481"/>de competencias profesionales, personales y sociales<text:bookmark-end text:name="_Toc136540461"/><text:bookmark-end text:name="__RefHeading___Toc1055_2998979112"/><text:bookmark-end text:name="_Hlk136107481"/></text:h>
      <text:p text:style-name="P29"/>
      <text:p text:style-name="P21"/>
      <text:p text:style-name="P29"><text:span text:style-name="A1"><text:span text:style-name="T3"/></text:span></text:p>
      <text:h text:style-name="P14" text:outline-level="2" text:is-list-header="true"><text:bookmark-start text:name="_Toc136540462"/><text:bookmark-start text:name="__RefHeading___Toc1057_2998979112"/>Consecución de objetivos generales del ciclo<text:bookmark-end text:name="_Toc136540462"/><text:bookmark-end text:name="__RefHeading___Toc1057_2998979112"/></text:h>
      <text:p text:style-name="P29"/>
      <text:p text:style-name="P21"/>
      <text:p text:style-name="P29"/>
      <text:h text:style-name="P14" text:outline-level="2"><text:bookmark-start text:name="_Toc136540463"/><text:bookmark-start text:name="__RefHeading___Toc1059_2998979112"/>Resultados de aprendizaje y criterios de evaluación<text:bookmark-end text:name="_Toc136540463"/><text:bookmark-end text:name="__RefHeading___Toc1059_2998979112"/></text:h>
      <text:p text:style-name="P29"/>
      <text:p text:style-name="P21"/>
      <text:h text:style-name="P15" text:outline-level="2"><text:bookmark-start text:name="_Toc136540464"/><text:bookmark-start text:name="__RefHeading___Toc1061_2998979112"/>Contenidos<text:bookmark-end text:name="_Toc136540464"/><text:bookmark-end text:name="__RefHeading___Toc1061_2998979112"/></text:h>
      <text:p text:style-name="P29"><text:span text:style-name="T1">Indicar los mínimos del BOE y BOCM</text:span><text:span text:style-name="T2">rsistentes.</text:span></text:p>
      <text:p text:style-name="P2"/>
      <text:list xml:id="list144444629480409" text:continue-numbering="true" text:style-name="WWNum8">
        <text:list-header>
          <text:h text:style-name="P13" text:outline-level="1"><text:bookmark-start text:name="_Toc136540465"/><text:bookmark-start text:name="__RefHeading___Toc1063_2998979112"/>METODOLOGÍA<text:bookmark-end text:name="_Toc136540465"/> <text:bookmark-end text:name="__RefHeading___Toc1063_2998979112"/></text:h>
        </text:list-header>
      </text:list>
      <text:p text:style-name="P29"><text:span text:style-name="T5"/></text:p>
      <text:h text:style-name="P9" text:outline-level="1"><text:bookmark-start text:name="_Toc136540466"/><text:bookmark-start text:name="__RefHeading___Toc1065_2998979112"/>ACTIVIDADES DE ENSEÑANZA APRENDIZAJE<text:bookmark-end text:name="_Toc136540466"/><text:bookmark-end text:name="__RefHeading___Toc1065_2998979112"/></text:h>
      <text:p text:style-name="P29"/>
      <text:h text:style-name="P14" text:outline-level="2"><text:bookmark-start text:name="__RefHeading___Toc1067_2998979112"/><text:span text:style-name="T1">Parte teórica</text:span><text:bookmark-end text:name="__RefHeading___Toc1067_2998979112"/><text:bookmark text:name="_Toc136540467"/></text:h>
      <text:p text:style-name="P29"/>
      <text:h text:style-name="P14" text:outline-level="2"><text:bookmark-start text:name="__RefHeading___Toc1069_2998979112"/><text:span text:style-name="T1">Parte práctica</text:span><text:bookmark-end text:name="__RefHeading___Toc1069_2998979112"/><text:bookmark text:name="_Toc136540468"/></text:h>
      <text:p text:style-name="P29">.</text:p>
      <text:h text:style-name="P14" text:outline-level="2"><text:bookmark-start text:name="_Toc136540469"/><text:bookmark-start text:name="__RefHeading___Toc1071_2998979112"/>Secuenciación y temporalización<text:bookmark-end text:name="_Toc136540469"/><text:bookmark-end text:name="__RefHeading___Toc1071_2998979112"/></text:h>
      <text:p text:style-name="P29"><text:span text:style-name="T1">Explicar sesiones comparadas con contenidos</text:span>.</text:p>
      <text:p text:style-name="P30"/>
      <text:p text:style-name="P29"/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Sesión</text:p>
          </table:table-cell>
          <table:table-cell table:style-name="Tabla2.A1" office:value-type="string">
            <text:p text:style-name="P26">Contenidos y actividades</text:p>
          </table:table-cell>
        </table:table-row>
        <table:table-row table:style-name="Tabla2.2">
          <table:table-cell table:style-name="Tabla2.A2" office:value-type="string">
            <text:p text:style-name="P26">1ª sesión</text:p>
          </table:table-cell>
          <table:table-cell table:style-name="Tabla2.A2" office:value-type="string">
            <text:p text:style-name="P26"/>
          </table:table-cell>
        </table:table-row>
        <table:table-row table:style-name="Tabla2.3">
          <table:table-cell table:style-name="Tabla2.A3" office:value-type="string">
            <text:p text:style-name="P26">2ª sesión</text:p>
          </table:table-cell>
          <table:table-cell table:style-name="Tabla2.A3" office:value-type="string">
            <text:list text:style-name="WWNum51">
              <text:list-item>
                <text:p text:style-name="P24"/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26">3ª sesión</text:p>
          </table:table-cell>
          <table:table-cell table:style-name="Tabla2.A2" office:value-type="string">
            <text:list xml:id="list883815474" text:style-name="WWNum52">
              <text:list-item>
                <text:p text:style-name="P25"/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6">4ª sesión</text:p>
          </table:table-cell>
          <table:table-cell table:style-name="Tabla2.A3" office:value-type="string">
            <text:list xml:id="list144442765013540" text:continue-numbering="true" text:style-name="WWNum52">
              <text:list-item>
                <text:p text:style-name="P25"/>
              </text:list-item>
            </text:list>
          </table:table-cell>
        </table:table-row>
        <table:table-row table:style-name="Tabla2.6">
          <table:table-cell table:style-name="Tabla2.A6" office:value-type="string">
            <text:p text:style-name="P28">5ª sesión</text:p>
          </table:table-cell>
          <table:table-cell table:style-name="Tabla2.A2" office:value-type="string">
            <text:list text:style-name="WWNum53">
              <text:list-item>
                <text:p text:style-name="P27"/>
              </text:list-item>
            </text:list>
          </table:table-cell>
        </table:table-row>
      </table:table>
      <text:p text:style-name="P5">Tabla <text:sequence text:ref-name="refAutoNr2" text:name="AutoNr" text:formula="ooow:AutoNr+1" style:num-format="1">2</text:sequence><text:s/>Distribución en sesiones de la unidad <text:span text:style-name="T1">didáctica</text:span></text:p>
      <text:h text:style-name="P11" text:outline-level="1"><text:bookmark-start text:name="_Toc136540470"/><text:bookmark-start text:name="__RefHeading___Toc1073_2998979112"/>RECURSOS DIDÁCTICOS<text:bookmark-end text:name="_Toc136540470"/><text:bookmark-end text:name="__RefHeading___Toc1073_2998979112"/></text:h>
      <text:p text:style-name="P22"><text:span text:style-name="T6">Enlaces <text:s/>materiales y ejercicios.</text:span></text:p>
      <text:h text:style-name="Heading_20_1" text:outline-level="1"><text:bookmark-start text:name="__RefHeading___Toc1075_2998979112"/><text:soft-page-break/><text:span text:style-name="T8">EVALUACIÓN</text:span> Y CALIFICACIÓN<text:bookmark-end text:name="__RefHeading___Toc1075_2998979112"/></text:h>
      <text:p text:style-name="P29"/>
      <text:h text:style-name="Heading_20_2" text:outline-level="2"><text:bookmark-start text:name="_Toc136540472"/><text:bookmark-start text:name="__RefHeading___Toc1077_2998979112"/>Criterios de calificación<text:bookmark-end text:name="_Toc136540472"/><text:bookmark-end text:name="__RefHeading___Toc1077_2998979112"/></text:h>
      <text:p text:style-name="P29">Como se comenta de manera más detallada en la programación didáctica del módulo de <text:span text:style-name="T7">Programación</text:span>, <text:span text:style-name="T7">la evaluación es continua, el contenido de esta unidad se evalúa tanto en la segunda evaluación, como en la tercera. Siendolos criterios de cada evaluación los siguientes:</text:span></text:p>
      <table:table table:name="Tabla3" table:style-name="Tabla3" table:template-name="Simple Grid Rows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Criterio</text:p>
          </table:table-cell>
          <table:table-cell table:style-name="Tabla3.A1" office:value-type="string">
            <text:p text:style-name="P17">Peso</text:p>
          </table:table-cell>
        </table:table-row>
        <table:table-row table:style-name="Tabla3.1">
          <table:table-cell table:style-name="Tabla3.A2" office:value-type="string">
            <text:p text:style-name="P17"/>
          </table:table-cell>
          <table:table-cell table:style-name="Tabla3.B2">
            <text:p text:style-name="P17"/>
          </table:table-cell>
        </table:table-row>
        <table:table-row table:style-name="Tabla3.1">
          <table:table-cell table:style-name="Tabla3.A3" office:value-type="string">
            <text:p text:style-name="P17"/>
          </table:table-cell>
          <table:table-cell table:style-name="Tabla3.B3">
            <text:p text:style-name="P17"/>
          </table:table-cell>
        </table:table-row>
        <table:table-row table:style-name="Tabla3.1">
          <table:table-cell table:style-name="Tabla3.A2" office:value-type="string">
            <text:p text:style-name="P17"/>
          </table:table-cell>
          <table:table-cell table:style-name="Tabla3.B2">
            <text:p text:style-name="P17"/>
          </table:table-cell>
        </table:table-row>
        <table:table-row table:style-name="Tabla3.1">
          <table:table-cell table:style-name="Tabla3.A5" office:value-type="string">
            <text:p text:style-name="P17">TOTAL</text:p>
          </table:table-cell>
          <table:table-cell table:style-name="Tabla3.B5" office:value-type="float" office:value="10">
            <text:p text:style-name="P17">10</text:p>
          </table:table-cell>
        </table:table-row>
      </table:table>
      <text:p text:style-name="P5">Tabla <text:sequence text:ref-name="refAutoNr3" text:name="AutoNr" text:formula="ooow:AutoNr+1" style:num-format="1">3</text:sequence><text:s/>Criterios de calificación</text:p>
      <text:h text:style-name="P14" text:outline-level="2"><text:bookmark-start text:name="_Toc136540473"/><text:bookmark-start text:name="__RefHeading___Toc1079_2998979112"/>Medidas de recuperación<text:bookmark-end text:name="_Toc136540473"/> <text:bookmark-end text:name="__RefHeading___Toc1079_2998979112"/></text:h>
      <text:list xml:id="list144442855028056" text:continue-list="list144444629480409" text:style-name="WWNum8">
        <text:list-item>
          <text:h text:style-name="P7" text:outline-level="1"><text:bookmark-start text:name="_Toc136540474"/><text:bookmark-start text:name="__RefHeading___Toc1081_2998979112"/>ATENCIÓN A LA DIVERSIDAD<text:bookmark-end text:name="_Toc136540474"/><text:bookmark-end text:name="__RefHeading___Toc1081_2998979112"/></text:h>
        </text:list-item>
      </text:list>
      <text:p text:style-name="P29"/>
      <text:p text:style-name="P29"/>
      <text:p text:style-name="P29"/>
      <text:p text:style-name="P29"/>
      <text:p text:style-name="P29"/>
      <text:list xml:id="list144442773952470" text:continue-numbering="true" text:style-name="WWNum8">
        <text:list-item>
          <text:h text:style-name="P8" text:outline-level="1"><text:bookmark-start text:name="__RefHeading___Toc1083_2998979112"/>BIBLIOGRAFÍA<text:bookmark-end text:name="__RefHeading___Toc1083_2998979112"/></text:h>
        </text:list-item>
      </text:list>
      <text:p text:style-name="P20"/>
      <text:p text:style-name="P29"><text:span text:style-name="T1">Autores y materiales </text:span><text:span text:style-name="T7">de las fuentes</text:span></text:p>
      <text:h text:style-name="P11" text:outline-level="1"><text:bookmark-start text:name="__RefHeading___Toc1085_2998979112"/>NORMATIVA<text:bookmark-end text:name="__RefHeading___Toc1085_2998979112"/></text:h>
      <text:p text:style-name="P29">Real Decreto <text:span text:style-name="T7">_______</text:span> por el que se establece el título de Técnico Superior en Desarrollo de Aplicaciones <text:span text:style-name="T1">Web</text:span> y se fijan sus enseñanzas mínimas.</text:p>
      <text:p text:style-name="P29">Decreto<text:span text:style-name="T7">_________</text:span> <text:s/>del Consejo de Gobierno, por el que se establece para la Comunidad de Madrid, el currículo del <text:span text:style-name="T7">C</text:span>iclo <text:span text:style-name="T7">F</text:span>ormativo de <text:span text:style-name="T7">G</text:span>rado <text:span text:style-name="T7">S</text:span>uperior, correspondiente al título de Técnico Superior en Desarrollo de Aplicaciones <text:span text:style-name="T1">Web</text:span>.<text:bookmark text:name="_Ref346369382"/><text:bookmark text:name="_Ref346369176"/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" style:family="paragraph" style:parent-style-name="Standard" style:default-outline-level="" style:class="extra">
      <style:paragraph-properties fo:margin-top="0.212cm" fo:margin-bottom="0.212cm" style:contextual-spacing="true" fo:line-height="200%" fo:text-align="justify" style:justify-single-word="false"/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swiss" fo:font-size="12pt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Apartado" style:family="paragraph" style:parent-style-name="Heading_20_1" style:default-outline-level="">
      <style:paragraph-properties fo:margin-left="0.63cm" fo:margin-right="0cm" fo:margin-top="0.212cm" fo:margin-bottom="0.212cm" style:contextual-spacing="false" fo:line-height="200%" fo:text-indent="-0.63cm" style:auto-text-indent="false"/>
      <style:text-properties fo:color="#00206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Arial1" fo:font-family="Arial" style:font-family-generic="swiss" fo:font-size="12pt" fo:font-weight="bold" style:font-size-asian="12pt" style:font-weight-asian="bold" style:font-size-complex="12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igura_5f_Tabla" style:display-name="Figura_Tabla" style:family="paragraph" style:parent-style-name="Text" style:default-outline-level="">
      <style:paragraph-properties fo:margin-top="0.423cm" fo:margin-bottom="0.212cm" style:contextual-spacing="true" fo:text-align="center" style:justify-single-word="false"/>
    </style:style>
    <style:style style:name="Tabulado" style:family="paragraph" style:parent-style-name="Standard" style:default-outline-level="">
      <style:paragraph-properties fo:margin-left="1cm" fo:margin-right="0cm" fo:margin-top="0.106cm" fo:margin-bottom="0.106cm" style:contextual-spacing="true" fo:line-height="200%" fo:text-align="justify" style:justify-single-word="false" fo:text-indent="0cm" style:auto-text-indent="false"/>
      <style:text-properties style:font-name="Arial" fo:font-family="Arial" style:font-family-generic="roman" style:font-pitch="variable" fo:font-size="12pt" fo:language="es" fo:country="MX" style:font-name-asian="Calibri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riterio" style:family="paragraph" style:parent-style-name="Tabulado" style:default-outline-level="">
      <style:paragraph-properties fo:margin-left="1cm" fo:margin-right="0cm" fo:text-indent="-0.63cm" style:auto-text-indent="false"/>
    </style:style>
    <style:style style:name="Contenido" style:family="paragraph" style:parent-style-name="Criterio" style:default-outline-level="">
      <style:paragraph-properties fo:margin-left="2.03cm" fo:margin-right="0cm" fo:text-indent="-0.63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1" style:family="text">
      <style:text-properties fo:color="#000000" loext:opacity="100%" fo:font-size="10pt" style:font-size-asian="10pt" style:font-size-complex="10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7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8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9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0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1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2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4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5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date-style style:name="N20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3:56:23.480254459</meta:creation-date>
    <dc:date>2023-06-14T14:44:42.136264739</dc:date>
    <meta:editing-duration>PT48M19S</meta:editing-duration>
    <meta:editing-cycles>1</meta:editing-cycles>
    <meta:document-statistic meta:table-count="3" meta:image-count="0" meta:object-count="0" meta:page-count="11" meta:paragraph-count="144" meta:word-count="691" meta:character-count="4385" meta:non-whitespace-character-count="3787"/>
    <meta:generator>LibreOffice/7.5.3.2$Linux_X86_64 LibreOffice_project/9f56dff12ba03b9acd7730a5a481eea045e468f3</meta:generator>
  </office:meta>
</office:document-meta>
</file>